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ematica1" svg:font-family="Mathematica1"/>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0c67d" officeooo:paragraph-rsid="0000c67d"/>
    </style:style>
    <style:style style:name="P2" style:family="paragraph" style:parent-style-name="Standard">
      <style:text-properties officeooo:rsid="0000c67d" officeooo:paragraph-rsid="00025d9c"/>
    </style:style>
    <style:style style:name="P3" style:family="paragraph" style:parent-style-name="Standard">
      <style:text-properties style:font-name="Liberation Serif" officeooo:rsid="0000c67d" officeooo:paragraph-rsid="0000c67d"/>
    </style:style>
    <style:style style:name="P4" style:family="paragraph" style:parent-style-name="Standard">
      <style:text-properties style:font-name="Liberation Serif" officeooo:rsid="0000c67d" officeooo:paragraph-rsid="00025d9c"/>
    </style:style>
    <style:style style:name="P5" style:family="paragraph" style:parent-style-name="Standard">
      <style:text-properties style:font-name="Liberation Serif" officeooo:rsid="00025d9c" officeooo:paragraph-rsid="00025d9c"/>
    </style:style>
    <style:style style:name="P6" style:family="paragraph" style:parent-style-name="Standard">
      <style:text-properties style:font-name="Liberation Serif" fo:font-weight="bold" officeooo:rsid="0000c67d" officeooo:paragraph-rsid="0000c67d" style:font-weight-asian="bold" style:font-weight-complex="bold"/>
    </style:style>
    <style:style style:name="P7" style:family="paragraph" style:parent-style-name="Standard">
      <style:text-properties style:font-name="Liberation Serif" style:text-underline-style="solid" style:text-underline-width="auto" style:text-underline-color="font-color" fo:font-weight="bold" officeooo:rsid="0000c67d" officeooo:paragraph-rsid="0000c67d" style:font-weight-asian="bold" style:font-weight-complex="bold"/>
    </style:style>
    <style:style style:name="P8" style:family="paragraph" style:parent-style-name="Standard">
      <style:text-properties style:font-name="Liberation Serif" style:text-underline-style="solid" style:text-underline-width="auto" style:text-underline-color="font-color" fo:font-weight="bold" officeooo:rsid="00025d9c" officeooo:paragraph-rsid="00025d9c"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0c67d" officeooo:paragraph-rsid="0000c67d" style:font-weight-asian="bold" style:font-weight-complex="bold"/>
    </style:style>
    <style:style style:name="P10" style:family="paragraph" style:parent-style-name="Standard">
      <style:text-properties style:text-underline-style="solid" style:text-underline-width="auto" style:text-underline-color="font-color" officeooo:rsid="0000c67d" officeooo:paragraph-rsid="0000c67d"/>
    </style:style>
    <style:style style:name="T1" style:family="text">
      <style:text-properties style:font-name="Liberation Serif1"/>
    </style:style>
    <style:style style:name="T2" style:family="text">
      <style:text-properties style:font-name="Liberation Serif1" fo:font-style="italic" style:font-style-asian="italic" style:font-style-complex="italic"/>
    </style:style>
    <style:style style:name="T3" style:family="text">
      <style:text-properties style:font-name="Liberation Serif1" fo:font-style="normal" style:font-style-asian="normal" style:font-style-complex="normal"/>
    </style:style>
    <style:style style:name="T4" style:family="text">
      <style:text-properties style:font-name="Liberation Serif1" fo:font-style="normal" style:text-underline-style="solid" style:text-underline-width="auto" style:text-underline-color="font-color" style:font-style-asian="normal" style:font-style-complex="normal"/>
    </style:style>
    <style:style style:name="T5" style:family="text">
      <style:text-properties style:font-name="Liberation Serif"/>
    </style:style>
    <style:style style:name="T6" style:family="text">
      <style:text-properties style:font-name="Mathematica1" officeooo:rsid="00025d9c"/>
    </style:style>
    <style:style style:name="T7" style:family="text">
      <style:text-properties officeooo:rsid="00025d9c"/>
    </style:style>
    <style:style style:name="T8"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DAD 1: Números reales</text:p>
      <text:p text:style-name="P1"><text:span text:style-name="T8">Axiomas de cuerpo: </text:span>Prop. Conmutativa, prop. Asociativa, prop. Distributiva, existencia de elementos neutros, existencia de negativos, existencia del recíproco.</text:p>
      <text:p text:style-name="P1"><text:span text:style-name="T8">Teoremas:</text:span> Ley de simplificación para la suma, posibilidad de la sustracción, ley de simplificación para la multiplicación, posibilidad de la división.</text:p>
      <text:p text:style-name="P10">Axiomas de orden:</text:p>
      <text:p text:style-name="P2">* x,y <text:span text:style-name="T1">ε</text:span><text:span text:style-name="T5"> R+ =&gt; x+y </text:span><text:span text:style-name="T1">ε R; xy <text:s/>ε R</text:span></text:p>
      <text:p text:style-name="P2"><text:span text:style-name="T1">* para todo x εR/x&lt;&gt;0, ó x εR+ ó x εR-</text:span></text:p>
      <text:p text:style-name="P2"><text:span text:style-name="T1">* 0 no ε R+</text:span></text:p>
      <text:p text:style-name="P1"><text:span text:style-name="T4">Teoremas:</text:span><text:span text:style-name="T1"> prop. De tricotomía, prop. Transitiva.</text:span></text:p>
      <text:p text:style-name="P1"><text:span text:style-name="T1">Definición de conjunto inductivo.</text:span></text:p>
      <text:p text:style-name="P1"><text:span text:style-name="T1">Definición de enteros positivos.</text:span></text:p>
      <text:p text:style-name="P1"><text:span text:style-name="T1">Cota superior, elemento máximo, extrermo superior o supremo.</text:span></text:p>
      <text:p text:style-name="P1"><text:span text:style-name="T1">Axioma de completitud.</text:span></text:p>
      <text:p text:style-name="P1"><text:span text:style-name="T1">Prop. Arquimediana del conjunto de los números reales.</text:span></text:p>
      <text:p text:style-name="P1"><text:span text:style-name="T1">Prop. Fundamentales del extremo superior.</text:span></text:p>
      <text:p text:style-name="P1"><text:span text:style-name="T1">Valor absoluto y desigualdad triangular.</text:span></text:p>
      <text:p text:style-name="P1"/>
      <text:p text:style-name="P1"/>
      <text:p text:style-name="P9"><text:span text:style-name="T1">UNIDAD 2: Funciones en R.</text:span></text:p>
      <text:p text:style-name="P3">Definición de función.</text:p>
      <text:p text:style-name="P3">Operaciones con funciones.</text:p>
      <text:p text:style-name="P3">Composición de funciones.</text:p>
      <text:p text:style-name="P3">Función creciente.</text:p>
      <text:p text:style-name="P3">Función acotada.</text:p>
      <text:p text:style-name="P3">Función inyectiva.</text:p>
      <text:p text:style-name="P3">Función suryectiva.</text:p>
      <text:p text:style-name="P3">Función biyectiva.</text:p>
      <text:p text:style-name="P3">Función inversa.</text:p>
      <text:p text:style-name="P3">Simetría.</text:p>
      <text:p text:style-name="P3"><text:span text:style-name="T8">Ejemplos de funciones:</text:span> constante, exponencial, cuadrática, parábola cúbica, racional entera o polinomio, racional fraccionaria, irracional, módulo o valor absoluto, signo de x, parte entera, mantisa, escalón, dirichlet, exponencial, logarítmica, trigonométrica, trigonométrica inversa, funciones definidas paramétricamente.</text:p>
      <text:p text:style-name="P3">Transformaciones de funciones: desplazamientos horizontales y verticales, alargamientos y reflexiones.</text:p>
      <text:p text:style-name="P3"/>
      <text:p text:style-name="P6"/>
      <text:p text:style-name="P6"/>
      <text:p text:style-name="P6"/>
      <text:p text:style-name="P6"/>
      <text:p text:style-name="P6"/>
      <text:p text:style-name="P6"><text:span text:style-name="T8">UNIDAD 3: Límite y continuidad de funciones.</text:span></text:p>
      <text:p text:style-name="P3">Definición de límite.</text:p>
      <text:p text:style-name="P3">Entorno de un punto.</text:p>
      <text:p text:style-name="P3">Punto de acumulación.</text:p>
      <text:p text:style-name="P3">Límites laterales.</text:p>
      <text:p text:style-name="P3">Teoremas sobre límites.</text:p>
      <text:p text:style-name="P3">Álgebra de límites.</text:p>
      <text:p text:style-name="P3">Límite infinito.</text:p>
      <text:p text:style-name="P3">Límite en infinito.</text:p>
      <text:p text:style-name="P3">Continuidad de funciones.</text:p>
      <text:p text:style-name="P3">Álgebra de funciones continuas.</text:p>
      <text:p text:style-name="P3">Propiedades de las funciones continuas en un entorno de un punto de acumulación.</text:p>
      <text:p text:style-name="P3">Continuidad en un conjunto.</text:p>
      <text:p text:style-name="P3">Teorema del valor intermedio.</text:p>
      <text:p text:style-name="P3">Teorema de Bolzano.</text:p>
      <text:p text:style-name="P3">Extremo de funciones.</text:p>
      <text:p text:style-name="P3">Teorema de Weierstras.</text:p>
      <text:p text:style-name="P3"/>
      <text:p text:style-name="P7">UNIDAD 4: Derivada.</text:p>
      <text:p text:style-name="P3">Derivada de una función.</text:p>
      <text:p text:style-name="P3">Ejemplos de derivadas.</text:p>
      <text:p text:style-name="P3">Álgebra de derivadas.</text:p>
      <text:p text:style-name="P3">Interpretación geométrica de la derivada.</text:p>
      <text:p text:style-name="P3">Derivación de funciones compuestas.</text:p>
      <text:p text:style-name="P3">Regla de la cadena.</text:p>
      <text:p text:style-name="P3">Derivadas de funciones inversas.</text:p>
      <text:p text:style-name="P3">Diferencial.</text:p>
      <text:p text:style-name="P3"><text:span text:style-name="T8">Teoremas sobre las funciones derivables:</text:span> teorema del valor medio, teorema de Rolle, teorema del valor medio de Cauchy, criterio de la segunda derivada para extremos en un punto crítico, criterio de la segunda derivada para la convexidad.</text:p>
      <text:p text:style-name="P3">Puntos de inflexión.</text:p>
      <text:p text:style-name="P3">Aplicaciones de derivadas.</text:p>
      <text:p text:style-name="P3"/>
      <text:p text:style-name="P7">UNIDAD 5: Límites indeterminados.</text:p>
      <text:p text:style-name="P3">Regla de L'Hopital para 0/0.</text:p>
      <text:p text:style-name="P4">Extensión de la regla de L'Hopital: caso 0/0 cuando x→<text:span text:style-name="T6">¥</text:span><text:span text:style-name="T7">; caso </text:span><text:span text:style-name="T6">¥/¥; </text:span><text:span text:style-name="T7">caso 0.</text:span><text:span text:style-name="T6">¥</text:span><text:span text:style-name="T7">; <text:s/>caso </text:span><text:span text:style-name="T6">¥</text:span><text:span text:style-name="T7">-</text:span><text:span text:style-name="T6">¥</text:span><text:span text:style-name="T7">; caso de formas exponenciales 1^</text:span><text:span text:style-name="T6">¥</text:span><text:span text:style-name="T7">, </text:span><text:span text:style-name="T6">¥</text:span><text:span text:style-name="T7">^0, 0^0.</text:span></text:p>
      <text:p text:style-name="P4"/>
      <text:p text:style-name="P8">UNIDAD 6: Integrales indefinidas.</text:p>
      <text:p text:style-name="P5">Integrales definidas.</text:p>
      <text:p text:style-name="P5">Función primitiva de una función.</text:p>
      <text:p text:style-name="P5">Integral indefinida de una función.</text:p>
      <text:p text:style-name="P5">Integrales inmedia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ematica1" svg:font-family="Mathematica1"/>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cm">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21:47:29.728526254</meta:creation-date>
    <dc:date>2015-06-23T22:17:32.349446388</dc:date>
    <meta:editing-duration>PT12M11S</meta:editing-duration>
    <meta:editing-cycles>1</meta:editing-cycles>
    <meta:document-statistic meta:table-count="0" meta:image-count="0" meta:object-count="0" meta:page-count="1" meta:paragraph-count="65" meta:word-count="380" meta:character-count="2695" meta:non-whitespace-character-count="2378"/>
    <meta:generator>LibreOffice/4.3.3.2$Linux_X86_64 LibreOffice_project/430m0$Build-2</meta:generator>
  </office:meta>
</office:document-meta>
</file>